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ba5a6" officeooo:paragraph-rsid="001ba5a6" style:font-size-asian="10pt" style:font-weight-asian="bold" style:font-size-complex="10pt" style:font-weight-complex="bold"/>
    </style:style>
    <style:style style:name="P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d86e7" officeooo:paragraph-rsid="001d86e7" style:font-size-asian="10pt" style:font-weight-asian="bold" style:font-size-complex="10pt" style:font-weight-complex="bold"/>
    </style:style>
    <style:style style:name="P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e6d5d" officeooo:paragraph-rsid="001e6d5d" style:font-size-asian="10pt" style:font-weight-asian="bold" style:font-size-complex="10pt" style:font-weight-complex="bold"/>
    </style:style>
    <style:style style:name="P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2c4e77" officeooo:paragraph-rsid="002c4e77" style:font-size-asian="10pt" style:font-weight-asian="bold" style:font-size-complex="10pt" style:font-weight-complex="bold"/>
    </style:style>
    <style:style style:name="P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38313c" officeooo:paragraph-rsid="0038313c" style:font-size-asian="10pt" style:font-weight-asian="bold" style:font-size-complex="10pt" style:font-weight-complex="bold"/>
    </style:style>
    <style:style style:name="P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ba5a6" officeooo:paragraph-rsid="001ba5a6"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005e" officeooo:paragraph-rsid="0034e69d"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e69d" officeooo:paragraph-rsid="0034e69d"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bold" officeooo:rsid="001ba5a6" officeooo:paragraph-rsid="001ba5a6" style:font-size-asian="10pt" style:font-style-asian="italic" style:font-weight-asian="bold" style:font-size-complex="10pt" style:font-style-complex="italic" style:font-weight-complex="bold"/>
    </style:style>
    <style:style style:name="P1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10f83" officeooo:paragraph-rsid="00210f83"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4d865" officeooo:paragraph-rsid="0024d865"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5c99a" officeooo:paragraph-rsid="0025c99a"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1ba5a6" officeooo:paragraph-rsid="001ba5a6"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362c0" officeooo:paragraph-rsid="003362c0"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4005e" officeooo:paragraph-rsid="0034005e"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b9da" officeooo:paragraph-rsid="0045b9da"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e46d" officeooo:paragraph-rsid="0045e46d"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6e2a6" officeooo:paragraph-rsid="0046e2a6"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7661b" officeooo:paragraph-rsid="0047661b"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85ca3" officeooo:paragraph-rsid="00485ca3"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922e6" officeooo:paragraph-rsid="004922e6"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bfc64" officeooo:paragraph-rsid="004bfc64"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de0a2" officeooo:paragraph-rsid="004de0a2"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0e688" officeooo:paragraph-rsid="0050e688"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e6d5d" style:font-size-asian="10pt" style:font-weight-asian="normal" style:font-size-complex="10pt" style:font-weight-complex="normal"/>
    </style:style>
    <style:style style:name="P2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5c99a" officeooo:paragraph-rsid="0027087c" style:font-size-asian="10pt" style:font-weight-asian="normal" style:font-size-complex="10pt" style:font-weight-complex="normal"/>
    </style:style>
    <style:style style:name="P3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7087c" officeooo:paragraph-rsid="0027087c" style:font-size-asian="10pt" style:font-weight-asian="normal" style:font-size-complex="10pt" style:font-weight-complex="normal"/>
    </style:style>
    <style:style style:name="P3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917e3" officeooo:paragraph-rsid="002917e3" style:font-size-asian="10pt" style:font-weight-asian="normal" style:font-size-complex="10pt" style:font-weight-complex="normal"/>
    </style:style>
    <style:style style:name="P3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1ba5a6" style:font-size-asian="10pt" style:font-weight-asian="normal" style:font-size-complex="10pt" style:font-weight-complex="normal"/>
    </style:style>
    <style:style style:name="P3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ffe69" officeooo:paragraph-rsid="002ffe69" style:font-size-asian="10pt" style:font-weight-asian="normal" style:font-size-complex="10pt" style:font-weight-complex="normal"/>
    </style:style>
    <style:style style:name="P3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38313c" officeooo:paragraph-rsid="0038313c" style:font-size-asian="10pt" style:font-weight-asian="normal" style:font-size-complex="10pt" style:font-weight-complex="normal"/>
    </style:style>
    <style:style style:name="P3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37c403" officeooo:paragraph-rsid="0037c403" style:font-size-asian="11pt" style:font-weight-asian="bold" style:font-size-complex="11pt" style:font-weight-complex="bold"/>
    </style:style>
    <style:style style:name="P36"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23d35c" officeooo:paragraph-rsid="0023d35c" style:font-size-asian="11pt" style:font-weight-asian="bold" style:font-size-complex="11pt" style:font-weight-complex="bold"/>
    </style:style>
    <style:style style:name="P37"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1ba5a6" officeooo:paragraph-rsid="001ba5a6" style:font-size-asian="11pt" style:font-weight-asian="bold" style:font-size-complex="11pt" style:font-weight-complex="bold"/>
    </style:style>
    <style:style style:name="P38" style:family="paragraph" style:parent-style-name="Standard">
      <style:paragraph-properties fo:margin-left="0in" fo:margin-right="0in" fo:line-height="150%" fo:text-align="justify" style:justify-single-word="false" fo:text-indent="0.15in" style:auto-text-indent="false" style:writing-mode="page"/>
      <style:text-properties fo:color="#ce181e" style:font-name="Ubuntu" fo:font-size="10pt" fo:language="fr" fo:country="FR" fo:font-weight="normal" officeooo:rsid="002917e3" officeooo:paragraph-rsid="002917e3"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86e7" style:font-weight-asian="normal" style:font-weight-complex="normal"/>
    </style:style>
    <style:style style:name="T3" style:family="text">
      <style:text-properties fo:font-weight="normal" officeooo:rsid="001e6d5d" style:font-weight-asian="normal" style:font-weight-complex="normal"/>
    </style:style>
    <style:style style:name="T4" style:family="text">
      <style:text-properties fo:font-weight="normal" officeooo:rsid="00260ad7" style:font-weight-asian="normal" style:font-weight-complex="normal"/>
    </style:style>
    <style:style style:name="T5" style:family="text">
      <style:text-properties fo:font-weight="normal" officeooo:rsid="0038fd40" style:font-weight-asian="normal" style:font-weight-complex="normal"/>
    </style:style>
    <style:style style:name="T6" style:family="text">
      <style:text-properties officeooo:rsid="001d86e7"/>
    </style:style>
    <style:style style:name="T7" style:family="text">
      <style:text-properties fo:font-style="normal" style:font-style-asian="normal" style:font-style-complex="normal"/>
    </style:style>
    <style:style style:name="T8" style:family="text">
      <style:text-properties fo:font-style="normal" officeooo:rsid="0034e69d" style:font-style-asian="normal" style:font-style-complex="normal"/>
    </style:style>
    <style:style style:name="T9" style:family="text">
      <style:text-properties fo:font-style="normal" officeooo:rsid="0036500a" style:font-style-asian="normal"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210f83"/>
    </style:style>
    <style:style style:name="T14" style:family="text">
      <style:text-properties officeooo:rsid="00260ad7"/>
    </style:style>
    <style:style style:name="T15" style:family="text">
      <style:text-properties officeooo:rsid="00276195"/>
    </style:style>
    <style:style style:name="T16" style:family="text">
      <style:text-properties officeooo:rsid="002ec63c"/>
    </style:style>
    <style:style style:name="T17" style:family="text">
      <style:text-properties officeooo:rsid="0030b3ff"/>
    </style:style>
    <style:style style:name="T18" style:family="text">
      <style:text-properties officeooo:rsid="0033e4c3"/>
    </style:style>
    <style:style style:name="T19" style:family="text">
      <style:text-properties officeooo:rsid="0036500a"/>
    </style:style>
    <style:style style:name="T20" style:family="text">
      <style:text-properties officeooo:rsid="0037c403"/>
    </style:style>
    <style:style style:name="T21" style:family="text">
      <style:text-properties officeooo:rsid="003cdcc6"/>
    </style:style>
    <style:style style:name="T22" style:family="text">
      <style:text-properties officeooo:rsid="003ef99e"/>
    </style:style>
    <style:style style:name="T23" style:family="text">
      <style:text-properties officeooo:rsid="003fdb9d"/>
    </style:style>
    <style:style style:name="T24" style:family="text">
      <style:text-properties officeooo:rsid="004922e6"/>
    </style:style>
    <style:style style:name="T25" style:family="text">
      <style:text-properties officeooo:rsid="0049d94f"/>
    </style:style>
    <style:style style:name="T26" style:family="text">
      <style:text-properties officeooo:rsid="004de0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C : Le jeu</text:p>
      <text:p text:style-name="P1"/>
      <text:p text:style-name="P35">Première phase</text:p>
      <text:p text:style-name="P5">I. Le jeu</text:p>
      <text:p text:style-name="P34"/>
      <text:p text:style-name="P1">I<text:span text:style-name="T20">I</text:span>. La structure</text:p>
      <text:p text:style-name="P1"><text:span text:style-name="T1"/></text:p>
      <text:p text:style-name="P1"><text:span text:style-name="T1">Les fonctions du jeu ont été </text:span><text:span text:style-name="T2">distribuées dans différents fichiers selon ce qu’elles allaient gérer.</text:span></text:p>
      <text:p text:style-name="P1"><text:span text:style-name="T4"/></text:p>
      <text:p text:style-name="P4">I<text:span text:style-name="T20">I</text:span>I. Le code</text:p>
      <text:p text:style-name="P1"><text:span text:style-name="T2"/></text:p>
      <text:list xml:id="list2654943295" text:style-name="L1">
        <text:list-item>
          <text:p text:style-name="P36">structures.h</text:p>
        </text:list-item>
      </text:list>
      <text:p text:style-name="P29">Fichier où on créé les structures unit et world, <text:span text:style-name="T14">d’après les consignes données.</text:span></text:p>
      <text:p text:style-name="P30">Dans struct unit :</text:p>
      <text:p text:style-name="P29"><text:span text:style-name="T14">Une variable de type integer a été ajoutée dans unit → isAlive. Celle-ci prendra pour paramètres 0 ou 1 et permettra de gérer le cas où un pion existant dans la partie est vivant ou mort après être tué.</text:span></text:p>
      <text:p text:style-name="P30">La struct world reste inchangée par rapport aux consignes.</text:p>
      <text:p text:style-name="P30">Une variable statique <text:span text:style-name="T15">ou globale </text:span>de type world* nommée _world (underscore pour éviter les confusions entre le nom de la variable et le type) a été créée afin de pouvoir l’<text:span text:style-name="T15">utiliser</text:span> dans tous les fichiers qui ont inclus <text:span text:style-name="T15">le fichier structures.h.</text:span></text:p>
      <text:p text:style-name="P30"/>
      <text:list xml:id="list151404048769413" text:continue-numbering="true" text:style-name="L1">
        <text:list-item>
          <text:p text:style-name="P36">typedef.h</text:p>
        </text:list-item>
      </text:list>
      <text:p text:style-name="P38">Fichier qui renomme les structures créées dans structures.h, ainsi que les pointeurs unitList (pointeur sur Unit) et p_world (pointeur sur World). Ce fichier a été créé afin d’éviter l’inclusion en diamand, qui faisait redéfinir à chaque fois la variable _world et donc faisait raler le compilateur. (ok à réécrire, <text:span text:style-name="T16">j’ai pas tout a fait compris pourquoi il a permit que ça marche bien</text:span>)</text:p>
      <text:p text:style-name="P31"/>
      <text:list xml:id="list151402835165017" text:continue-numbering="true" text:style-name="L1">
        <text:list-item>
          <text:p text:style-name="P37"><text:span text:style-name="T6">game.c</text:span></text:p>
        </text:list-item>
      </text:list>
      <text:p text:style-name="P2"><text:span text:style-name="T1">Fichier contenant la fonction main, son executable va lancer le jeu en appelant deux fonctions incluses dans turnManager qui vont, à leur tour, appeler toutes les autres fonctions du programme.</text:span></text:p>
      <text:p text:style-name="P3"><text:span text:style-name="T5">Fonctions appelées et définies dans </text:span><text:span text:style-name="T1">turnManager.c :</text:span></text:p>
      <text:p text:style-name="P28"><text:span text:style-name="T11"><text:tab/>- InitializeGame();</text:span></text:p>
      <text:p text:style-name="P6"><text:tab/>- manageTurn();</text:p>
      <text:p text:style-name="P14">Game.c n’a pas de header car il ne va être appelé par personne.</text:p>
      <text:p text:style-name="P6"/>
      <text:list xml:id="list151403965044647" text:continue-numbering="true" text:style-name="L1">
        <text:list-item>
          <text:p text:style-name="P37"><text:span text:style-name="T6">board.c</text:span></text:p>
        </text:list-item>
      </text:list>
      <text:p text:style-name="P2"><text:span text:style-name="T1">Fichier </text:span><text:span text:style-name="T3">contenant les fonctions qui vont permettre l’affichage à la console du jeu :</text:span></text:p>
      <text:p text:style-name="P2"><text:span text:style-name="T3"/></text:p>
      <text:p text:style-name="P28"><text:span text:style-name="T11"><text:tab/></text:span><text:span text:style-name="T12">- void displayBoard();</text:span></text:p>
      <text:p text:style-name="P11">Fonction qui va parcourir le tableau d’unités <text:span text:style-name="T21">à deux dimensions </text:span>avec deux boucles ; la première de haut en bas avec l’index <text:span text:style-name="T11">j</text:span> et la deuxième de droite à gauche avec l’index <text:span text:style-name="T11">i</text:span>. <text:span text:style-name="T13">Dans la première boucle de haut en </text:span><text:soft-page-break/><text:span text:style-name="T13">bas on parcourera deux fois le tableau de gauche à droite, la première pour délimiter les cases sur l’horizontale (avec ----) et la deuxième pour délimiter les cases sur l’axe verticale (avec |) puis gérer le cas où les pions s’affichent ou pas.</text:span></text:p>
      <text:p text:style-name="P12">La case va s’afficher vide dans deux cas :</text:p>
      <text:p text:style-name="P12">- Si le pointeur sur unité est NULL, donc ne pointe sur aucune unité.</text:p>
      <text:p text:style-name="P12">- Si, dans la structure Unit, la variable isAlive est égale à 0.</text:p>
      <text:p text:style-name="P13">La dernière boucle parcoure le tableau de gauche à droite pour afficher la dernière ligne (----) qui délimite l<text:span text:style-name="T22">e bas du </text:span>tableau.</text:p>
      <text:p text:style-name="P13"/>
      <text:p text:style-name="P28"><text:span text:style-name="T11"><text:tab/></text:span><text:span text:style-name="T12">- void gameInstructions();</text:span></text:p>
      <text:p text:style-name="P12">Fonction qui va afficher les instructions principales du jeu : quelles sont les touches pour se déplacer et comment quitter le jeu <text:span text:style-name="T23">volontairement.</text:span></text:p>
      <text:p text:style-name="P12"/>
      <text:list xml:id="list151403187162622" text:continue-numbering="true" text:style-name="L1">
        <text:list-item>
          <text:p text:style-name="P37"><text:span text:style-name="T6">playerManagerV2.c</text:span></text:p>
        </text:list-item>
      </text:list>
      <text:p text:style-name="P33">Fichier qui va gérer toutes les actions du joueur, à l’occurence ses entrées au clavier.</text:p>
      <text:p text:style-name="P33"/>
      <text:p text:style-name="P32"><text:tab/><text:span text:style-name="T12">- int placeUnitInput(char axis, int size);</text:span></text:p>
      <text:p text:style-name="P16">Fonction qui va prendre l’axe et la taille de l’axe du tableau en paramètre, elle va demander au joueur de rentrer un nombre entre 0 et cette taille-1 qui va être renvoyé par la fonction à la fonction appelante.</text:p>
      <text:p text:style-name="P16"/>
      <text:p text:style-name="P7"><text:tab/><text:span text:style-name="T10">- void emptyBuffer();</text:span></text:p>
      <text:p text:style-name="P16">Dans le cas d’un joueur pas très doué qui va taper n’importe quoi dans le clavier, un buffer va se créer pour sauvegarder quelque part dans la mémoire tout ce qu’il aura écrit ; cette mémoire ne sera pas libérée tant que les valeurs rentrées ne seront pas utilisées pour quelque chose. Cette fonction permet de vider le buffer au fur et à mesure, car elle va être appelée dans placeUnitInput.</text:p>
      <text:p text:style-name="P16"/>
      <text:p text:style-name="P7"><text:tab/><text:span text:style-name="T10">- char* initializeDirectionInput();</text:span></text:p>
      <text:p text:style-name="P16">Fonction qui va utiliser un malloc pour allouer un emplacement de mémoire de la taille d’une chaîne de caractères de trois caractères. Elle <text:span text:style-name="T17">renvoit un pointeur sur char et </text:span>va être appelée dans directionInput.</text:p>
      <text:p text:style-name="P16"/>
      <text:p text:style-name="P7"><text:tab/><text:span text:style-name="T10">- char* directionInput(char* playerInput);</text:span></text:p>
      <text:p text:style-name="P17">Fonction qui va demander au joueur de taper au clavier la direction où il veut aller. Le scanf va demander une chaîne de caractères de taille exactement, car le joueur n’aura jamais besoin de plus. <text:span text:style-name="T18">Prend en paramètre une chaîne de caractères et la renvoit après traitement.</text:span></text:p>
      <text:p text:style-name="P18">Elle appelle checkInput (ci-dessous) et redemande au joueur de taper au clavier si il a mit n’importe quoi. <text:span text:style-name="T19">Si le code renvoyé par checkInput est -1, cela indique une erreur, donc le joueur va devoir retaper sa comande. Si le code renvoyé est 0, ce qui indique un succès, la fonction se termine et renvoit la chaîne de caractères.</text:span></text:p>
      <text:p text:style-name="P18"/>
      <text:p text:style-name="P7"><text:tab/><text:span text:style-name="T10">- int checkInput(char* input);</text:span></text:p>
      <text:p text:style-name="P8"><text:soft-page-break/><text:span text:style-name="T7">Cette fonction va prendre en paramètre une chaîne de caractères et va voir ce qu’elle contient. Appelée par directionInput, sa seule fonction est de vérifier si l’input du joueur correspond à une commande qui va pouvoir être utilisée dans le jeu.</text:span></text:p>
      <text:p text:style-name="P8"><text:span text:style-name="T8">E</text:span><text:span text:style-name="T7">n effet, les directions s’indiquent avec les touches WASD (programme codé avec un clavier qwerty) et la fin du jeu par un joueur se demande avec Q.</text:span></text:p>
      <text:p text:style-name="P8"><text:span text:style-name="T8">Une direction en diagonale peut se faire en associant deux touches de WASD (une sur l’axe vertical et l’autre sur l’axe horizontal) ; par contre, les touches sur le même axe (w/s et a/d) ne peuvent s’associer ; la fonction va utiliser strcmp pour comparer la chaîne passée en paramêtre et ces deux cas et va renvoyer un code d’erreur le cas échéant.</text:span></text:p>
      <text:p text:style-name="P9"><text:span text:style-name="T7">Enfin, sachant que les pions ne peuvent se déplacer que d’une case, il n’est pas possible d’associer deux touches pareilles ; un code d’erreur va être envoyé si les deux caractères de la chaîne sont égaux.</text:span></text:p>
      <text:p text:style-name="P9"><text:span text:style-name="T7">La fonction va retourner un int : -</text:span><text:span text:style-name="T9">1 en cas d’erreur, 1 en cas de succès.</text:span></text:p>
      <text:p text:style-name="P9"><text:span text:style-name="T9"/></text:p>
      <text:list xml:id="list151403818688387" text:continue-numbering="true" text:style-name="L1">
        <text:list-item>
          <text:p text:style-name="P37"><text:span text:style-name="T6">unitManager.c</text:span></text:p>
        </text:list-item>
      </text:list>
      <text:p text:style-name="P10"><text:tab/>- Unit* initializeUnit(char player, char type);</text:p>
      <text:p text:style-name="P19">Fonction qui va initialiser l’unité de type Unit selon son équipe (player) et son type (passés en paramètres). On va allouer de la mémoire pour cette unité et, après vérifier qu’elle n’est pas nulle (et éviter les SEG fault quand on va essayer de voir ce qu’il se passe dans la structure), on va initialiser ses valeurs, en rangeant dans chaque case mémoire son équipe et son type, en initialisant sa valeur isAlive à 1 (car l’unité est suposée vivante si on l’initialise ; il n’y a pas d’intérêt à initialiser une unité déjà morte) et son pointeur vers l’unité suivante à NULL, car la liste est gérée ailleurs.</text:p>
      <text:p text:style-name="P19"/>
      <text:p text:style-name="P10"><text:tab/>- void placeUnit(Unit* unit);</text:p>
      <text:p text:style-name="P20">L’unité qui va être placée est passée en paramètre et cette fonction va appeler, pour chaque axe, la fonction placeUnitInput. Ensuite, on range cette unité dans _world→board avec ses valeurs posX et posY dans le tableau.</text:p>
      <text:p text:style-name="P20"/>
      <text:p text:style-name="P10"><text:tab/>- void placeAllUnit();</text:p>
      <text:p text:style-name="P21">Pour chaque liste d’unités (une liste pour l’équipe bleue, une liste pour l’équipe rouge), on appelle placeUnit pour que toutes les unités soient gérées.</text:p>
      <text:p text:style-name="P21"/>
      <text:p text:style-name="P10"><text:tab/>- Unit* playerPlaceUnits(char player, char* playerName);</text:p>
      <text:p text:style-name="P21">Dans cette fonction on créé deux tableaux pour gérer les types d’unité puis dans une boucle qui va les parcourir on va appeler deux fonctions, chooseUnit et addUnit (commentées ci-dessous) pour demander au joueur de placer ses trois unités, l’une après l’autre, dans l’ordre.</text:p>
      <text:p text:style-name="P21"/>
      <text:p text:style-name="P10"><text:tab/>- Unit* chooseUnit(char player, char type, char* typeName);</text:p>
      <text:p text:style-name="P22">Cette fonction va appeler initializeUnit pour créer une unité puis va appeler placeUnit pour demander au joueur de la placer dans le tableau au début du jeu. Dans playerPlaceUnits elle va être appelée pour permettre au joueur de placer toutes ses unités.</text:p>
      <text:p text:style-name="P22"/>
      <text:p text:style-name="P10"><text:tab/>- Unit* addUnit(Unit* unit, Unit* newUnit);</text:p>
      <text:p text:style-name="P22"><text:soft-page-break/>Cette fonction permet d’ajouter l’unité suivante placée par le joueur au début de la liste chaînée de son équipe et renvoit la première unité de la liste. Si la nouvelle unité n’existe pas, donc son pointeur pointe sur NULL, la fonction retourne l’unité qu’il y avait déjà au début (unit) et si elle existe, la fonction retourne cette nouvelle unité (newUnit).</text:p>
      <text:p text:style-name="P22"/>
      <text:p text:style-name="P10"><text:tab/>- void unitMove(Unit* unit, char* direction);</text:p>
      <text:p text:style-name="P23">Fonction qui prend en paramètre une unité et une chaîne de caractères, donnée par directionInput. <text:span text:style-name="T24">On défini deux variables de type int : translationX et translationY qui vont nous permettre de nous déplacer dans le tableau.</text:span></text:p>
      <text:p text:style-name="P24">On utilise Switch pour changer de position selon l’input donné ; <text:span text:style-name="T25">en effet, si le joueur tape W, on va donner comme instruction --translationY (donc remonter d’une case) et on va donner une chaîne de caractères, dans ce cas North, pour pouvoir indiquer plus tard dans la fonction que le joueur a déplacé son unité vers le nord. Cela pour toutes les directions.</text:span></text:p>
      <text:p text:style-name="P25">À ce point là, l’unité ne c’est pas déplacé.</text:p>
      <text:p text:style-name="P25">C’est juste après, en créant tmpUnit, qu’on lui indique sa nouvelle position dans _world→board, en ajoutant la nouvelle valeur de translationX à posX ou la nouvelle valeur de translationY à posY dans les axes du tableau. Jusque là, <text:span text:style-name="T26">l’unité qu’on voulait bouger c’est « doublée » et est affichée à deux endroits :</text:span></text:p>
      <text:p text:style-name="P26">unit = _world→board[posX][posY] et tmpUnit = _world→board[posX+translationX][posY+translationY]</text:p>
      <text:p text:style-name="P27">Dans la même fonction, on va gérer ce qu’il va se passer à partir d’ici.</text:p>
      <text:p text:style-name="P27">- Si la nouvelle case (tmpUnit) est vide ou pointe sur une unité morte (isAlive!=1), l’unité va pouvoir se déplacer : on fait pointer l’unité de base sur NULL.</text:p>
      <text:p text:style-name="P10"><text:tab/>- void deadUnit(Unit* unit);</text:p>
      <text:p text:style-name="P15"/>
      <text:p text:style-name="P10"><text:tab/>- void quitGame(char* directionInput);</text:p>
      <text:p text:style-name="P15"/>
      <text:p text:style-name="P10"><text:tab/>- void freeAll();</text:p>
      <text:p text:style-name="P15"/>
      <text:p text:style-name="P10"><text:tab/>- void freeList(unitList list);</text:p>
      <text:p text:style-name="P15"/>
      <text:list xml:id="list151402876892856" text:continue-numbering="true" text:style-name="L1">
        <text:list-item>
          <text:p text:style-name="P37"><text:span text:style-name="T6">turnManag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acstDecorative" svg:font-family="KacstDecorativ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25:09.631806634</meta:creation-date>
    <dc:date>2018-01-22T15:14:01.851593482</dc:date>
    <meta:editing-duration>PT2H25M5S</meta:editing-duration>
    <meta:editing-cycles>52</meta:editing-cycles>
    <meta:generator>LibreOffice/5.4.3.2$Linux_X86_64 LibreOffice_project/40m0$Build-2</meta:generator>
    <meta:document-statistic meta:table-count="0" meta:image-count="0" meta:object-count="0" meta:page-count="4" meta:paragraph-count="73" meta:word-count="1505" meta:character-count="8876" meta:non-whitespace-character-count="7434"/>
  </office:meta>
</office:document-meta>
</file>